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1000000815683B41C89398444.png" manifest:media-type="image/png"/>
  <manifest:file-entry manifest:full-path="Pictures/100002010000020000000200DB8E79A9D54850A0.png" manifest:media-type="image/png"/>
  <manifest:file-entry manifest:full-path="Pictures/1000506600000D5500000D55B212D77A1ABFB22F.svg" manifest:media-type="image/svg+xml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cm" style:rel-column-width="6553*"/>
    </style:style>
    <style:style style:name="Tableau1.J" style:family="table-column">
      <style:table-column-properties style:column-width="1.7cm" style:rel-column-width="6558*"/>
    </style:style>
    <style:style style:name="Tableau1.A1" style:family="table-cell">
      <style:table-cell-properties fo:background-color="#fcd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J1" style:family="table-cell">
      <style:table-cell-properties fo:background-color="#fcd4d1" fo:padding="0.097cm" fo:border="0.0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7cm" style:rel-column-width="6553*"/>
    </style:style>
    <style:style style:name="Tableau2.J" style:family="table-column">
      <style:table-column-properties style:column-width="1.7cm" style:rel-column-width="6558*"/>
    </style:style>
    <style:style style:name="Tableau2.A1" style:family="table-cell">
      <style:table-cell-properties fo:background-color="#fcd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J1" style:family="table-cell">
      <style:table-cell-properties fo:background-color="#fcd4d1" fo:padding="0.097cm" fo:border="0.0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7cm" style:rel-column-width="6553*"/>
    </style:style>
    <style:style style:name="Tableau3.J" style:family="table-column">
      <style:table-column-properties style:column-width="1.7cm" style:rel-column-width="6558*"/>
    </style:style>
    <style:style style:name="Tableau3.A1" style:family="table-cell">
      <style:table-cell-properties fo:background-color="#fcd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J1" style:family="table-cell">
      <style:table-cell-properties fo:background-color="#fcd4d1" fo:padding="0.097cm" fo:border="0.0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7cm" style:rel-column-width="6553*"/>
    </style:style>
    <style:style style:name="Tableau4.J" style:family="table-column">
      <style:table-column-properties style:column-width="1.7cm" style:rel-column-width="6558*"/>
    </style:style>
    <style:style style:name="Tableau4.A1" style:family="table-cell">
      <style:table-cell-properties fo:background-color="#fcd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J1" style:family="table-cell">
      <style:table-cell-properties fo:background-color="#fcd4d1" fo:padding="0.097cm" fo:border="0.05pt solid #000000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.7cm" style:rel-column-width="6553*"/>
    </style:style>
    <style:style style:name="Tableau11.J" style:family="table-column">
      <style:table-column-properties style:column-width="1.7cm" style:rel-column-width="6558*"/>
    </style:style>
    <style:style style:name="Tableau1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J1" style:family="table-cell">
      <style:table-cell-properties fo:background-color="#adc5e7" fo:padding="0.097cm" fo:border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.7cm" style:rel-column-width="6553*"/>
    </style:style>
    <style:style style:name="Tableau6.J" style:family="table-column">
      <style:table-column-properties style:column-width="1.7cm" style:rel-column-width="6558*"/>
    </style:style>
    <style:style style:name="Tableau6.A1" style:family="table-cell">
      <style:table-cell-properties fo:background-color="#fcd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J1" style:family="table-cell">
      <style:table-cell-properties fo:background-color="#fcd4d1" fo:padding="0.097cm" fo:border="0.0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7cm" style:rel-column-width="6553*"/>
    </style:style>
    <style:style style:name="Tableau5.J" style:family="table-column">
      <style:table-column-properties style:column-width="1.7cm" style:rel-column-width="6558*"/>
    </style:style>
    <style:style style:name="Tableau5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J1" style:family="table-cell">
      <style:table-cell-properties fo:background-color="#adc5e7" fo:padding="0.097cm" fo:border="0.05pt solid #000000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.7cm" style:rel-column-width="6553*"/>
    </style:style>
    <style:style style:name="Tableau7.J" style:family="table-column">
      <style:table-column-properties style:column-width="1.7cm" style:rel-column-width="6558*"/>
    </style:style>
    <style:style style:name="Tableau7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J1" style:family="table-cell">
      <style:table-cell-properties fo:background-color="#adc5e7" fo:padding="0.097cm" fo:border="0.0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7cm" style:rel-column-width="6553*"/>
    </style:style>
    <style:style style:name="Tableau8.J" style:family="table-column">
      <style:table-column-properties style:column-width="1.7cm" style:rel-column-width="6558*"/>
    </style:style>
    <style:style style:name="Tableau8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J1" style:family="table-cell">
      <style:table-cell-properties fo:background-color="#adc5e7" fo:padding="0.097cm" fo:border="0.05pt solid #000000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.7cm" style:rel-column-width="6553*"/>
    </style:style>
    <style:style style:name="Tableau9.J" style:family="table-column">
      <style:table-column-properties style:column-width="1.7cm" style:rel-column-width="6558*"/>
    </style:style>
    <style:style style:name="Tableau9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J1" style:family="table-cell">
      <style:table-cell-properties fo:background-color="#adc5e7" fo:padding="0.097cm" fo:border="0.05pt solid #000000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.7cm" style:rel-column-width="6553*"/>
    </style:style>
    <style:style style:name="Tableau10.J" style:family="table-column">
      <style:table-column-properties style:column-width="1.7cm" style:rel-column-width="6558*"/>
    </style:style>
    <style:style style:name="Tableau10.A1" style:family="table-cell">
      <style:table-cell-properties fo:background-color="#fcd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J1" style:family="table-cell">
      <style:table-cell-properties fo:background-color="#fcd4d1" fo:padding="0.097cm" fo:border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.7cm" style:rel-column-width="6553*"/>
    </style:style>
    <style:style style:name="Tableau12.J" style:family="table-column">
      <style:table-column-properties style:column-width="1.7cm" style:rel-column-width="6558*"/>
    </style:style>
    <style:style style:name="Tableau12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J1" style:family="table-cell">
      <style:table-cell-properties fo:background-color="#adc5e7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03a072"/>
    </style:style>
    <style:style style:name="P2" style:family="paragraph" style:parent-style-name="Standard">
      <style:text-properties officeooo:paragraph-rsid="0004f885"/>
    </style:style>
    <style:style style:name="P3" style:family="paragraph" style:parent-style-name="Table_20_Contents">
      <style:text-properties fo:color="#fcd4d1" fo:font-size="4pt" officeooo:rsid="0003a072" officeooo:paragraph-rsid="0003a072" style:font-size-asian="3.5pt" style:font-size-complex="4pt"/>
    </style:style>
    <style:style style:name="P4" style:family="paragraph" style:parent-style-name="Table_20_Contents">
      <style:paragraph-properties fo:text-align="center" style:justify-single-word="false"/>
      <style:text-properties fo:color="#adc5e7" fo:font-size="4pt" officeooo:rsid="0003a072" officeooo:paragraph-rsid="0004f885" style:font-size-asian="3.5pt" style:font-size-complex="4pt"/>
    </style:style>
    <style:style style:name="P5" style:family="paragraph" style:parent-style-name="Table_20_Contents">
      <style:text-properties fo:color="#adc5e7" fo:font-size="4pt" officeooo:rsid="0003a072" officeooo:paragraph-rsid="0004f885" style:font-size-asian="3.5pt" style:font-size-complex="4pt"/>
    </style:style>
    <style:style style:name="P6" style:family="paragraph" style:parent-style-name="Standard">
      <style:text-properties officeooo:paragraph-rsid="00062c04"/>
    </style:style>
    <style:style style:name="P7" style:family="paragraph" style:parent-style-name="Standard">
      <style:text-properties officeooo:paragraph-rsid="0003a072"/>
    </style:style>
    <style:style style:name="P8" style:family="paragraph" style:parent-style-name="Table_20_Contents">
      <style:text-properties fo:color="#fcd4d1" fo:font-size="4pt" officeooo:rsid="0003a072" officeooo:paragraph-rsid="0003a072" style:font-size-asian="3.5pt" style:font-size-complex="4pt"/>
    </style:style>
    <style:style style:name="P9" style:family="paragraph" style:parent-style-name="Table_20_Contents">
      <style:text-properties fo:color="#fcd4d1" fo:font-size="4pt" officeooo:rsid="0003a072" officeooo:paragraph-rsid="00062c04" style:font-size-asian="3.5pt" style:font-size-complex="4pt"/>
    </style:style>
    <style:style style:name="P10" style:family="paragraph" style:parent-style-name="Table_20_Contents">
      <style:text-properties fo:color="#adc5e7" fo:font-size="4pt" officeooo:rsid="0003a072" officeooo:paragraph-rsid="0003a072" style:font-size-asian="3.5pt" style:font-size-complex="4pt"/>
    </style:style>
    <style:style style:name="P11" style:family="paragraph" style:parent-style-name="Table_20_Contents">
      <style:paragraph-properties fo:text-align="center" style:justify-single-word="false"/>
      <style:text-properties fo:color="#adc5e7" fo:font-size="4pt" officeooo:rsid="0003a072" officeooo:paragraph-rsid="00062c04" style:font-size-asian="3.5pt" style:font-size-complex="4pt"/>
    </style:style>
    <style:style style:name="P12" style:family="paragraph" style:parent-style-name="Table_20_Contents">
      <style:text-properties fo:color="#adc5e7" fo:font-size="4pt" officeooo:rsid="0003a072" officeooo:paragraph-rsid="0004f885" style:font-size-asian="3.5pt" style:font-size-complex="4pt"/>
    </style:style>
    <style:style style:name="P13" style:family="paragraph" style:parent-style-name="Table_20_Contents">
      <style:text-properties fo:color="#adc5e7" fo:font-size="4pt" officeooo:rsid="0003a072" officeooo:paragraph-rsid="00062c04" style:font-size-asian="3.5pt" style:font-size-complex="4pt"/>
    </style:style>
    <style:style style:name="P14" style:family="paragraph">
      <loext:graphic-properties draw:fill-color="#00599d"/>
      <style:paragraph-properties fo:text-align="center"/>
    </style:style>
    <style:style style:name="P15" style:family="paragraph">
      <loext:graphic-properties draw:fill-color="#add58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599d" draw:textarea-vertical-align="middle" draw:auto-grow-height="false" fo:min-height="0.3cm" fo:min-width="0.153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vg:stroke-color="#72bf44" draw:fill-color="#add58a" draw:textarea-horizontal-align="justify" draw:textarea-vertical-align="middle" draw:auto-grow-height="false" fo:min-height="0.547cm" fo:min-width="1.1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9"/>
        <table:table-column table:style-name="Tableau1.J"/>
        <table:table-row>
          <table:table-cell table:style-name="Tableau1.A1" office:value-type="string">
            <text:p text:style-name="P3">A</text:p>
            <text:p text:style-name="P3">a<draw:frame draw:style-name="fr1" draw:name="Image1" text:anchor-type="char" svg:y="0.028cm" svg:width="0.868cm" svg:height="0.868cm" draw:z-index="0"><draw:image xlink:href="Pictures/100002010000020000000200DB8E79A9D54850A0.png" xlink:type="simple" xlink:show="embed" xlink:actuate="onLoad" loext:mime-type="image/png"/></draw:frame></text:p>
          </table:table-cell>
          <table:table-cell table:style-name="Tableau1.A1" office:value-type="string">
            <text:p text:style-name="P3">A</text:p>
            <text:p text:style-name="P3">a<draw:frame draw:style-name="fr1" draw:name="Image2" text:anchor-type="char" svg:y="0.028cm" svg:width="0.868cm" svg:height="0.868cm" draw:z-index="1"><draw:image xlink:href="Pictures/100002010000020000000200DB8E79A9D54850A0.png" xlink:type="simple" xlink:show="embed" xlink:actuate="onLoad" loext:mime-type="image/png"/></draw:frame></text:p>
          </table:table-cell>
          <table:table-cell table:style-name="Tableau1.A1" office:value-type="string">
            <text:p text:style-name="P3">A</text:p>
            <text:p text:style-name="P3">a<draw:frame draw:style-name="fr1" draw:name="Image3" text:anchor-type="char" svg:y="0.028cm" svg:width="0.868cm" svg:height="0.868cm" draw:z-index="2"><draw:image xlink:href="Pictures/100002010000020000000200DB8E79A9D54850A0.png" xlink:type="simple" xlink:show="embed" xlink:actuate="onLoad" loext:mime-type="image/png"/></draw:frame></text:p>
          </table:table-cell>
          <table:table-cell table:style-name="Tableau1.A1" office:value-type="string">
            <text:p text:style-name="P3">A</text:p>
            <text:p text:style-name="P3">a<draw:frame draw:style-name="fr1" draw:name="Image4" text:anchor-type="char" svg:y="0.028cm" svg:width="0.868cm" svg:height="0.868cm" draw:z-index="3"><draw:image xlink:href="Pictures/100002010000020000000200DB8E79A9D54850A0.png" xlink:type="simple" xlink:show="embed" xlink:actuate="onLoad" loext:mime-type="image/png"/></draw:frame></text:p>
          </table:table-cell>
          <table:table-cell table:style-name="Tableau1.A1" office:value-type="string">
            <text:p text:style-name="P3">A</text:p>
            <text:p text:style-name="P3">a<draw:frame draw:style-name="fr1" draw:name="Image5" text:anchor-type="char" svg:y="0.028cm" svg:width="0.868cm" svg:height="0.868cm" draw:z-index="4"><draw:image xlink:href="Pictures/100002010000020000000200DB8E79A9D54850A0.png" xlink:type="simple" xlink:show="embed" xlink:actuate="onLoad" loext:mime-type="image/png"/></draw:frame></text:p>
          </table:table-cell>
          <table:table-cell table:style-name="Tableau1.A1" office:value-type="string">
            <text:p text:style-name="P3">A</text:p>
            <text:p text:style-name="P3">a<draw:frame draw:style-name="fr1" draw:name="Image6" text:anchor-type="char" svg:y="0.028cm" svg:width="0.868cm" svg:height="0.868cm" draw:z-index="5"><draw:image xlink:href="Pictures/100002010000020000000200DB8E79A9D54850A0.png" xlink:type="simple" xlink:show="embed" xlink:actuate="onLoad" loext:mime-type="image/png"/></draw:frame></text:p>
          </table:table-cell>
          <table:table-cell table:style-name="Tableau1.A1" office:value-type="string">
            <text:p text:style-name="P3">A</text:p>
            <text:p text:style-name="P3">a<draw:frame draw:style-name="fr1" draw:name="Image7" text:anchor-type="char" svg:y="0.028cm" svg:width="0.868cm" svg:height="0.868cm" draw:z-index="6"><draw:image xlink:href="Pictures/100002010000020000000200DB8E79A9D54850A0.png" xlink:type="simple" xlink:show="embed" xlink:actuate="onLoad" loext:mime-type="image/png"/></draw:frame></text:p>
          </table:table-cell>
          <table:table-cell table:style-name="Tableau1.A1" office:value-type="string">
            <text:p text:style-name="P3">A</text:p>
            <text:p text:style-name="P3">a<draw:frame draw:style-name="fr1" draw:name="Image8" text:anchor-type="char" svg:y="0.028cm" svg:width="0.868cm" svg:height="0.868cm" draw:z-index="7"><draw:image xlink:href="Pictures/100002010000020000000200DB8E79A9D54850A0.png" xlink:type="simple" xlink:show="embed" xlink:actuate="onLoad" loext:mime-type="image/png"/></draw:frame></text:p>
          </table:table-cell>
          <table:table-cell table:style-name="Tableau1.A1" office:value-type="string">
            <text:p text:style-name="P3">A</text:p>
            <text:p text:style-name="P3">a<draw:frame draw:style-name="fr1" draw:name="Image9" text:anchor-type="char" svg:y="0.028cm" svg:width="0.868cm" svg:height="0.868cm" draw:z-index="8"><draw:image xlink:href="Pictures/100002010000020000000200DB8E79A9D54850A0.png" xlink:type="simple" xlink:show="embed" xlink:actuate="onLoad" loext:mime-type="image/png"/></draw:frame></text:p>
          </table:table-cell>
          <table:table-cell table:style-name="Tableau1.J1" office:value-type="string">
            <text:p text:style-name="P3">A</text:p>
            <text:p text:style-name="P3">a<draw:frame draw:style-name="fr1" draw:name="Image10" text:anchor-type="char" svg:y="0.028cm" svg:width="0.868cm" svg:height="0.868cm" draw:z-index="9"><draw:image xlink:href="Pictures/100002010000020000000200DB8E79A9D54850A0.png" xlink:type="simple" xlink:show="embed" xlink:actuate="onLoad" loext:mime-type="image/png"/></draw:frame></text:p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9"/>
        <table:table-column table:style-name="Tableau2.J"/>
        <table:table-row>
          <table:table-cell table:style-name="Tableau2.A1" office:value-type="string">
            <text:p text:style-name="P3">A</text:p>
            <text:p text:style-name="P3">a<draw:frame draw:style-name="fr1" draw:name="Image11" text:anchor-type="char" svg:y="0.028cm" svg:width="0.868cm" svg:height="0.868cm" draw:z-index="10"><draw:image xlink:href="Pictures/100002010000020000000200DB8E79A9D54850A0.png" xlink:type="simple" xlink:show="embed" xlink:actuate="onLoad" loext:mime-type="image/png"/></draw:frame></text:p>
          </table:table-cell>
          <table:table-cell table:style-name="Tableau2.A1" office:value-type="string">
            <text:p text:style-name="P3">A</text:p>
            <text:p text:style-name="P3">a<draw:frame draw:style-name="fr1" draw:name="Image12" text:anchor-type="char" svg:y="0.028cm" svg:width="0.868cm" svg:height="0.868cm" draw:z-index="11"><draw:image xlink:href="Pictures/100002010000020000000200DB8E79A9D54850A0.png" xlink:type="simple" xlink:show="embed" xlink:actuate="onLoad" loext:mime-type="image/png"/></draw:frame></text:p>
          </table:table-cell>
          <table:table-cell table:style-name="Tableau2.A1" office:value-type="string">
            <text:p text:style-name="P3">A</text:p>
            <text:p text:style-name="P3">a<draw:frame draw:style-name="fr1" draw:name="Image13" text:anchor-type="char" svg:y="0.028cm" svg:width="0.868cm" svg:height="0.868cm" draw:z-index="12"><draw:image xlink:href="Pictures/100002010000020000000200DB8E79A9D54850A0.png" xlink:type="simple" xlink:show="embed" xlink:actuate="onLoad" loext:mime-type="image/png"/></draw:frame></text:p>
          </table:table-cell>
          <table:table-cell table:style-name="Tableau2.A1" office:value-type="string">
            <text:p text:style-name="P3">A</text:p>
            <text:p text:style-name="P3">a<draw:frame draw:style-name="fr1" draw:name="Image14" text:anchor-type="char" svg:y="0.028cm" svg:width="0.868cm" svg:height="0.868cm" draw:z-index="13"><draw:image xlink:href="Pictures/100002010000020000000200DB8E79A9D54850A0.png" xlink:type="simple" xlink:show="embed" xlink:actuate="onLoad" loext:mime-type="image/png"/></draw:frame></text:p>
          </table:table-cell>
          <table:table-cell table:style-name="Tableau2.A1" office:value-type="string">
            <text:p text:style-name="P3">A</text:p>
            <text:p text:style-name="P3">a<draw:frame draw:style-name="fr1" draw:name="Image15" text:anchor-type="char" svg:y="0.028cm" svg:width="0.868cm" svg:height="0.868cm" draw:z-index="14"><draw:image xlink:href="Pictures/100002010000020000000200DB8E79A9D54850A0.png" xlink:type="simple" xlink:show="embed" xlink:actuate="onLoad" loext:mime-type="image/png"/></draw:frame></text:p>
          </table:table-cell>
          <table:table-cell table:style-name="Tableau2.A1" office:value-type="string">
            <text:p text:style-name="P3">A</text:p>
            <text:p text:style-name="P3">a<draw:frame draw:style-name="fr1" draw:name="Image16" text:anchor-type="char" svg:y="0.028cm" svg:width="0.868cm" svg:height="0.868cm" draw:z-index="15"><draw:image xlink:href="Pictures/100002010000020000000200DB8E79A9D54850A0.png" xlink:type="simple" xlink:show="embed" xlink:actuate="onLoad" loext:mime-type="image/png"/></draw:frame></text:p>
          </table:table-cell>
          <table:table-cell table:style-name="Tableau2.A1" office:value-type="string">
            <text:p text:style-name="P3">A</text:p>
            <text:p text:style-name="P3">a<draw:frame draw:style-name="fr1" draw:name="Image17" text:anchor-type="char" svg:y="0.028cm" svg:width="0.868cm" svg:height="0.868cm" draw:z-index="16"><draw:image xlink:href="Pictures/100002010000020000000200DB8E79A9D54850A0.png" xlink:type="simple" xlink:show="embed" xlink:actuate="onLoad" loext:mime-type="image/png"/></draw:frame></text:p>
          </table:table-cell>
          <table:table-cell table:style-name="Tableau2.A1" office:value-type="string">
            <text:p text:style-name="P3">A</text:p>
            <text:p text:style-name="P3">a<draw:frame draw:style-name="fr1" draw:name="Image18" text:anchor-type="char" svg:y="0.028cm" svg:width="0.868cm" svg:height="0.868cm" draw:z-index="17"><draw:image xlink:href="Pictures/100002010000020000000200DB8E79A9D54850A0.png" xlink:type="simple" xlink:show="embed" xlink:actuate="onLoad" loext:mime-type="image/png"/></draw:frame></text:p>
          </table:table-cell>
          <table:table-cell table:style-name="Tableau2.A1" office:value-type="string">
            <text:p text:style-name="P3">A</text:p>
            <text:p text:style-name="P3">a<draw:frame draw:style-name="fr1" draw:name="Image19" text:anchor-type="char" svg:y="0.028cm" svg:width="0.868cm" svg:height="0.868cm" draw:z-index="18"><draw:image xlink:href="Pictures/100002010000020000000200DB8E79A9D54850A0.png" xlink:type="simple" xlink:show="embed" xlink:actuate="onLoad" loext:mime-type="image/png"/></draw:frame></text:p>
          </table:table-cell>
          <table:table-cell table:style-name="Tableau2.J1" office:value-type="string">
            <text:p text:style-name="P3">A</text:p>
            <text:p text:style-name="P3">a<draw:frame draw:style-name="fr1" draw:name="Image20" text:anchor-type="char" svg:y="0.028cm" svg:width="0.868cm" svg:height="0.868cm" draw:z-index="19"><draw:image xlink:href="Pictures/100002010000020000000200DB8E79A9D54850A0.png" xlink:type="simple" xlink:show="embed" xlink:actuate="onLoad" loext:mime-type="image/png"/></draw:frame></text:p>
          </table:table-cell>
        </table:table-row>
      </table:table>
      <text:p text:style-name="P1"/>
      <table:table table:name="Tableau3" table:style-name="Tableau3">
        <table:table-column table:style-name="Tableau3.A" table:number-columns-repeated="9"/>
        <table:table-column table:style-name="Tableau3.J"/>
        <table:table-row>
          <table:table-cell table:style-name="Tableau3.A1" office:value-type="string">
            <text:p text:style-name="P3">A</text:p>
            <text:p text:style-name="P3">a<draw:frame draw:style-name="fr1" draw:name="Image21" text:anchor-type="char" svg:y="0.028cm" svg:width="0.868cm" svg:height="0.868cm" draw:z-index="20"><draw:image xlink:href="Pictures/100002010000020000000200DB8E79A9D54850A0.png" xlink:type="simple" xlink:show="embed" xlink:actuate="onLoad" loext:mime-type="image/png"/></draw:frame></text:p>
          </table:table-cell>
          <table:table-cell table:style-name="Tableau3.A1" office:value-type="string">
            <text:p text:style-name="P3">A</text:p>
            <text:p text:style-name="P3">a<draw:frame draw:style-name="fr1" draw:name="Image22" text:anchor-type="char" svg:y="0.028cm" svg:width="0.868cm" svg:height="0.868cm" draw:z-index="21"><draw:image xlink:href="Pictures/100002010000020000000200DB8E79A9D54850A0.png" xlink:type="simple" xlink:show="embed" xlink:actuate="onLoad" loext:mime-type="image/png"/></draw:frame></text:p>
          </table:table-cell>
          <table:table-cell table:style-name="Tableau3.A1" office:value-type="string">
            <text:p text:style-name="P3">A</text:p>
            <text:p text:style-name="P3">a<draw:frame draw:style-name="fr1" draw:name="Image23" text:anchor-type="char" svg:y="0.028cm" svg:width="0.868cm" svg:height="0.868cm" draw:z-index="22"><draw:image xlink:href="Pictures/100002010000020000000200DB8E79A9D54850A0.png" xlink:type="simple" xlink:show="embed" xlink:actuate="onLoad" loext:mime-type="image/png"/></draw:frame></text:p>
          </table:table-cell>
          <table:table-cell table:style-name="Tableau3.A1" office:value-type="string">
            <text:p text:style-name="P3">A</text:p>
            <text:p text:style-name="P3">a<draw:frame draw:style-name="fr1" draw:name="Image24" text:anchor-type="char" svg:y="0.028cm" svg:width="0.868cm" svg:height="0.868cm" draw:z-index="23"><draw:image xlink:href="Pictures/100002010000020000000200DB8E79A9D54850A0.png" xlink:type="simple" xlink:show="embed" xlink:actuate="onLoad" loext:mime-type="image/png"/></draw:frame></text:p>
          </table:table-cell>
          <table:table-cell table:style-name="Tableau3.A1" office:value-type="string">
            <text:p text:style-name="P3">A</text:p>
            <text:p text:style-name="P3">a<draw:frame draw:style-name="fr1" draw:name="Image25" text:anchor-type="char" svg:y="0.028cm" svg:width="0.868cm" svg:height="0.868cm" draw:z-index="24"><draw:image xlink:href="Pictures/100002010000020000000200DB8E79A9D54850A0.png" xlink:type="simple" xlink:show="embed" xlink:actuate="onLoad" loext:mime-type="image/png"/></draw:frame></text:p>
          </table:table-cell>
          <table:table-cell table:style-name="Tableau3.A1" office:value-type="string">
            <text:p text:style-name="P3">A</text:p>
            <text:p text:style-name="P3">a<draw:frame draw:style-name="fr1" draw:name="Image26" text:anchor-type="char" svg:y="0.028cm" svg:width="0.868cm" svg:height="0.868cm" draw:z-index="25"><draw:image xlink:href="Pictures/100002010000020000000200DB8E79A9D54850A0.png" xlink:type="simple" xlink:show="embed" xlink:actuate="onLoad" loext:mime-type="image/png"/></draw:frame></text:p>
          </table:table-cell>
          <table:table-cell table:style-name="Tableau3.A1" office:value-type="string">
            <text:p text:style-name="P3">A</text:p>
            <text:p text:style-name="P3">a<draw:frame draw:style-name="fr1" draw:name="Image27" text:anchor-type="char" svg:y="0.028cm" svg:width="0.868cm" svg:height="0.868cm" draw:z-index="26"><draw:image xlink:href="Pictures/100002010000020000000200DB8E79A9D54850A0.png" xlink:type="simple" xlink:show="embed" xlink:actuate="onLoad" loext:mime-type="image/png"/></draw:frame></text:p>
          </table:table-cell>
          <table:table-cell table:style-name="Tableau3.A1" office:value-type="string">
            <text:p text:style-name="P3">A</text:p>
            <text:p text:style-name="P3">a<draw:frame draw:style-name="fr1" draw:name="Image28" text:anchor-type="char" svg:y="0.028cm" svg:width="0.868cm" svg:height="0.868cm" draw:z-index="27"><draw:image xlink:href="Pictures/100002010000020000000200DB8E79A9D54850A0.png" xlink:type="simple" xlink:show="embed" xlink:actuate="onLoad" loext:mime-type="image/png"/></draw:frame></text:p>
          </table:table-cell>
          <table:table-cell table:style-name="Tableau3.A1" office:value-type="string">
            <text:p text:style-name="P3">A</text:p>
            <text:p text:style-name="P3">a<draw:frame draw:style-name="fr1" draw:name="Image29" text:anchor-type="char" svg:y="0.028cm" svg:width="0.868cm" svg:height="0.868cm" draw:z-index="28"><draw:image xlink:href="Pictures/100002010000020000000200DB8E79A9D54850A0.png" xlink:type="simple" xlink:show="embed" xlink:actuate="onLoad" loext:mime-type="image/png"/></draw:frame></text:p>
          </table:table-cell>
          <table:table-cell table:style-name="Tableau3.J1" office:value-type="string">
            <text:p text:style-name="P3">A</text:p>
            <text:p text:style-name="P3">a<draw:frame draw:style-name="fr1" draw:name="Image30" text:anchor-type="char" svg:y="0.028cm" svg:width="0.868cm" svg:height="0.868cm" draw:z-index="29"><draw:image xlink:href="Pictures/100002010000020000000200DB8E79A9D54850A0.png" xlink:type="simple" xlink:show="embed" xlink:actuate="onLoad" loext:mime-type="image/png"/></draw:frame>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9"/>
        <table:table-column table:style-name="Tableau4.J"/>
        <table:table-row>
          <table:table-cell table:style-name="Tableau4.A1" office:value-type="string">
            <text:p text:style-name="P3">A</text:p>
            <text:p text:style-name="P3">a<draw:frame draw:style-name="fr1" draw:name="Image31" text:anchor-type="char" svg:y="0.028cm" svg:width="0.868cm" svg:height="0.868cm" draw:z-index="30"><draw:image xlink:href="Pictures/100002010000020000000200DB8E79A9D54850A0.png" xlink:type="simple" xlink:show="embed" xlink:actuate="onLoad" loext:mime-type="image/png"/></draw:frame></text:p>
          </table:table-cell>
          <table:table-cell table:style-name="Tableau4.A1" office:value-type="string">
            <text:p text:style-name="P3">A</text:p>
            <text:p text:style-name="P3">a<draw:frame draw:style-name="fr1" draw:name="Image32" text:anchor-type="char" svg:y="0.028cm" svg:width="0.868cm" svg:height="0.868cm" draw:z-index="31"><draw:image xlink:href="Pictures/100002010000020000000200DB8E79A9D54850A0.png" xlink:type="simple" xlink:show="embed" xlink:actuate="onLoad" loext:mime-type="image/png"/></draw:frame></text:p>
          </table:table-cell>
          <table:table-cell table:style-name="Tableau4.A1" office:value-type="string">
            <text:p text:style-name="P3">A</text:p>
            <text:p text:style-name="P3">a<draw:frame draw:style-name="fr1" draw:name="Image33" text:anchor-type="char" svg:y="0.028cm" svg:width="0.868cm" svg:height="0.868cm" draw:z-index="32"><draw:image xlink:href="Pictures/100002010000020000000200DB8E79A9D54850A0.png" xlink:type="simple" xlink:show="embed" xlink:actuate="onLoad" loext:mime-type="image/png"/></draw:frame></text:p>
          </table:table-cell>
          <table:table-cell table:style-name="Tableau4.A1" office:value-type="string">
            <text:p text:style-name="P3">A</text:p>
            <text:p text:style-name="P3">a<draw:frame draw:style-name="fr1" draw:name="Image34" text:anchor-type="char" svg:y="0.028cm" svg:width="0.868cm" svg:height="0.868cm" draw:z-index="33"><draw:image xlink:href="Pictures/100002010000020000000200DB8E79A9D54850A0.png" xlink:type="simple" xlink:show="embed" xlink:actuate="onLoad" loext:mime-type="image/png"/></draw:frame></text:p>
          </table:table-cell>
          <table:table-cell table:style-name="Tableau4.A1" office:value-type="string">
            <text:p text:style-name="P3">A</text:p>
            <text:p text:style-name="P3">a<draw:frame draw:style-name="fr1" draw:name="Image35" text:anchor-type="char" svg:y="0.028cm" svg:width="0.868cm" svg:height="0.868cm" draw:z-index="34"><draw:image xlink:href="Pictures/100002010000020000000200DB8E79A9D54850A0.png" xlink:type="simple" xlink:show="embed" xlink:actuate="onLoad" loext:mime-type="image/png"/></draw:frame></text:p>
          </table:table-cell>
          <table:table-cell table:style-name="Tableau4.A1" office:value-type="string">
            <text:p text:style-name="P3">A</text:p>
            <text:p text:style-name="P3">a<draw:frame draw:style-name="fr1" draw:name="Image36" text:anchor-type="char" svg:y="0.028cm" svg:width="0.868cm" svg:height="0.868cm" draw:z-index="35"><draw:image xlink:href="Pictures/100002010000020000000200DB8E79A9D54850A0.png" xlink:type="simple" xlink:show="embed" xlink:actuate="onLoad" loext:mime-type="image/png"/></draw:frame></text:p>
          </table:table-cell>
          <table:table-cell table:style-name="Tableau4.A1" office:value-type="string">
            <text:p text:style-name="P3">A</text:p>
            <text:p text:style-name="P3">a<draw:frame draw:style-name="fr1" draw:name="Image37" text:anchor-type="char" svg:y="0.028cm" svg:width="0.868cm" svg:height="0.868cm" draw:z-index="36"><draw:image xlink:href="Pictures/100002010000020000000200DB8E79A9D54850A0.png" xlink:type="simple" xlink:show="embed" xlink:actuate="onLoad" loext:mime-type="image/png"/></draw:frame></text:p>
          </table:table-cell>
          <table:table-cell table:style-name="Tableau4.A1" office:value-type="string">
            <text:p text:style-name="P3">A</text:p>
            <text:p text:style-name="P3">a<draw:frame draw:style-name="fr1" draw:name="Image38" text:anchor-type="char" svg:y="0.028cm" svg:width="0.868cm" svg:height="0.868cm" draw:z-index="37"><draw:image xlink:href="Pictures/100002010000020000000200DB8E79A9D54850A0.png" xlink:type="simple" xlink:show="embed" xlink:actuate="onLoad" loext:mime-type="image/png"/></draw:frame></text:p>
          </table:table-cell>
          <table:table-cell table:style-name="Tableau4.A1" office:value-type="string">
            <text:p text:style-name="P3">A</text:p>
            <text:p text:style-name="P3">a<draw:frame draw:style-name="fr1" draw:name="Image39" text:anchor-type="char" svg:y="0.028cm" svg:width="0.868cm" svg:height="0.868cm" draw:z-index="38"><draw:image xlink:href="Pictures/100002010000020000000200DB8E79A9D54850A0.png" xlink:type="simple" xlink:show="embed" xlink:actuate="onLoad" loext:mime-type="image/png"/></draw:frame></text:p>
          </table:table-cell>
          <table:table-cell table:style-name="Tableau4.J1" office:value-type="string">
            <text:p text:style-name="P3">A</text:p>
            <text:p text:style-name="P3">a<draw:frame draw:style-name="fr1" draw:name="Image40" text:anchor-type="char" svg:y="0.028cm" svg:width="0.868cm" svg:height="0.868cm" draw:z-index="39"><draw:image xlink:href="Pictures/100002010000020000000200DB8E79A9D54850A0.png" xlink:type="simple" xlink:show="embed" xlink:actuate="onLoad" loext:mime-type="image/png"/></draw:frame></text:p>
          </table:table-cell>
        </table:table-row>
      </table:table>
      <text:p text:style-name="P6"/>
      <table:table table:name="Tableau6" table:style-name="Tableau6">
        <table:table-column table:style-name="Tableau6.A" table:number-columns-repeated="9"/>
        <table:table-column table:style-name="Tableau6.J"/>
        <table:table-row>
          <table:table-cell table:style-name="Tableau6.A1" office:value-type="string">
            <text:p text:style-name="P9">A</text:p>
            <text:p text:style-name="P9">a<draw:frame draw:style-name="fr1" draw:name="Image51" text:anchor-type="char" svg:y="0.028cm" svg:width="0.868cm" svg:height="0.868cm" draw:z-index="50"><draw:image xlink:href="Pictures/100002010000020000000200DB8E79A9D54850A0.png" xlink:type="simple" xlink:show="embed" xlink:actuate="onLoad" loext:mime-type="image/png"/></draw:frame></text:p>
          </table:table-cell>
          <table:table-cell table:style-name="Tableau6.A1" office:value-type="string">
            <text:p text:style-name="P9">A</text:p>
            <text:p text:style-name="P9">a<draw:frame draw:style-name="fr1" draw:name="Image52" text:anchor-type="char" svg:y="0.028cm" svg:width="0.868cm" svg:height="0.868cm" draw:z-index="51"><draw:image xlink:href="Pictures/100002010000020000000200DB8E79A9D54850A0.png" xlink:type="simple" xlink:show="embed" xlink:actuate="onLoad" loext:mime-type="image/png"/></draw:frame></text:p>
          </table:table-cell>
          <table:table-cell table:style-name="Tableau6.A1" office:value-type="string">
            <text:p text:style-name="P9">A</text:p>
            <text:p text:style-name="P9">a<draw:frame draw:style-name="fr1" draw:name="Image53" text:anchor-type="char" svg:y="0.028cm" svg:width="0.868cm" svg:height="0.868cm" draw:z-index="52"><draw:image xlink:href="Pictures/100002010000020000000200DB8E79A9D54850A0.png" xlink:type="simple" xlink:show="embed" xlink:actuate="onLoad" loext:mime-type="image/png"/></draw:frame></text:p>
          </table:table-cell>
          <table:table-cell table:style-name="Tableau6.A1" office:value-type="string">
            <text:p text:style-name="P9">A</text:p>
            <text:p text:style-name="P9">a<draw:frame draw:style-name="fr1" draw:name="Image54" text:anchor-type="char" svg:y="0.028cm" svg:width="0.868cm" svg:height="0.868cm" draw:z-index="53"><draw:image xlink:href="Pictures/100002010000020000000200DB8E79A9D54850A0.png" xlink:type="simple" xlink:show="embed" xlink:actuate="onLoad" loext:mime-type="image/png"/></draw:frame></text:p>
          </table:table-cell>
          <table:table-cell table:style-name="Tableau6.A1" office:value-type="string">
            <text:p text:style-name="P9">A</text:p>
            <text:p text:style-name="P9">a<draw:frame draw:style-name="fr1" draw:name="Image55" text:anchor-type="char" svg:y="0.028cm" svg:width="0.868cm" svg:height="0.868cm" draw:z-index="54"><draw:image xlink:href="Pictures/100002010000020000000200DB8E79A9D54850A0.png" xlink:type="simple" xlink:show="embed" xlink:actuate="onLoad" loext:mime-type="image/png"/></draw:frame></text:p>
          </table:table-cell>
          <table:table-cell table:style-name="Tableau6.A1" office:value-type="string">
            <text:p text:style-name="P9">A</text:p>
            <text:p text:style-name="P9">a<draw:frame draw:style-name="fr1" draw:name="Image56" text:anchor-type="char" svg:y="0.028cm" svg:width="0.868cm" svg:height="0.868cm" draw:z-index="55"><draw:image xlink:href="Pictures/100002010000020000000200DB8E79A9D54850A0.png" xlink:type="simple" xlink:show="embed" xlink:actuate="onLoad" loext:mime-type="image/png"/></draw:frame></text:p>
          </table:table-cell>
          <table:table-cell table:style-name="Tableau6.A1" office:value-type="string">
            <text:p text:style-name="P9">A</text:p>
            <text:p text:style-name="P9">a<draw:frame draw:style-name="fr1" draw:name="Image57" text:anchor-type="char" svg:y="0.028cm" svg:width="0.868cm" svg:height="0.868cm" draw:z-index="56"><draw:image xlink:href="Pictures/100002010000020000000200DB8E79A9D54850A0.png" xlink:type="simple" xlink:show="embed" xlink:actuate="onLoad" loext:mime-type="image/png"/></draw:frame></text:p>
          </table:table-cell>
          <table:table-cell table:style-name="Tableau6.A1" office:value-type="string">
            <text:p text:style-name="P9">A</text:p>
            <text:p text:style-name="P9">a<draw:frame draw:style-name="fr1" draw:name="Image58" text:anchor-type="char" svg:y="0.028cm" svg:width="0.868cm" svg:height="0.868cm" draw:z-index="57"><draw:image xlink:href="Pictures/100002010000020000000200DB8E79A9D54850A0.png" xlink:type="simple" xlink:show="embed" xlink:actuate="onLoad" loext:mime-type="image/png"/></draw:frame></text:p>
          </table:table-cell>
          <table:table-cell table:style-name="Tableau6.A1" office:value-type="string">
            <text:p text:style-name="P9">A</text:p>
            <text:p text:style-name="P9">a<draw:frame draw:style-name="fr1" draw:name="Image59" text:anchor-type="char" svg:y="0.028cm" svg:width="0.868cm" svg:height="0.868cm" draw:z-index="58"><draw:image xlink:href="Pictures/100002010000020000000200DB8E79A9D54850A0.png" xlink:type="simple" xlink:show="embed" xlink:actuate="onLoad" loext:mime-type="image/png"/></draw:frame></text:p>
          </table:table-cell>
          <table:table-cell table:style-name="Tableau6.J1" office:value-type="string">
            <text:p text:style-name="P9">A</text:p>
            <text:p text:style-name="P9">a<draw:frame draw:style-name="fr1" draw:name="Image60" text:anchor-type="char" svg:y="0.028cm" svg:width="0.868cm" svg:height="0.868cm" draw:z-index="59"><draw:image xlink:href="Pictures/100002010000020000000200DB8E79A9D54850A0.png" xlink:type="simple" xlink:show="embed" xlink:actuate="onLoad" loext:mime-type="image/png"/></draw:frame></text:p>
          </table:table-cell>
        </table:table-row>
      </table:table>
      <text:p text:style-name="P6"/>
      <table:table table:name="Tableau10" table:style-name="Tableau10">
        <table:table-column table:style-name="Tableau10.A" table:number-columns-repeated="9"/>
        <table:table-column table:style-name="Tableau10.J"/>
        <table:table-row>
          <table:table-cell table:style-name="Tableau10.A1" office:value-type="string">
            <text:p text:style-name="P9">A</text:p>
            <text:p text:style-name="P9">a<draw:frame draw:style-name="fr1" draw:name="Image41" text:anchor-type="char" svg:y="0.028cm" svg:width="0.868cm" svg:height="0.868cm" draw:z-index="100"><draw:image xlink:href="Pictures/100002010000020000000200DB8E79A9D54850A0.png" xlink:type="simple" xlink:show="embed" xlink:actuate="onLoad" loext:mime-type="image/png"/></draw:frame></text:p>
          </table:table-cell>
          <table:table-cell table:style-name="Tableau10.A1" office:value-type="string">
            <text:p text:style-name="P9">A</text:p>
            <text:p text:style-name="P9">a<draw:frame draw:style-name="fr1" draw:name="Image42" text:anchor-type="char" svg:y="0.028cm" svg:width="0.868cm" svg:height="0.868cm" draw:z-index="101"><draw:image xlink:href="Pictures/100002010000020000000200DB8E79A9D54850A0.png" xlink:type="simple" xlink:show="embed" xlink:actuate="onLoad" loext:mime-type="image/png"/></draw:frame></text:p>
          </table:table-cell>
          <table:table-cell table:style-name="Tableau10.A1" office:value-type="string">
            <text:p text:style-name="P9">A</text:p>
            <text:p text:style-name="P9">a<draw:frame draw:style-name="fr1" draw:name="Image43" text:anchor-type="char" svg:y="0.028cm" svg:width="0.868cm" svg:height="0.868cm" draw:z-index="102"><draw:image xlink:href="Pictures/100002010000020000000200DB8E79A9D54850A0.png" xlink:type="simple" xlink:show="embed" xlink:actuate="onLoad" loext:mime-type="image/png"/></draw:frame></text:p>
          </table:table-cell>
          <table:table-cell table:style-name="Tableau10.A1" office:value-type="string">
            <text:p text:style-name="P9">A</text:p>
            <text:p text:style-name="P9">a<draw:frame draw:style-name="fr1" draw:name="Image44" text:anchor-type="char" svg:y="0.028cm" svg:width="0.868cm" svg:height="0.868cm" draw:z-index="103"><draw:image xlink:href="Pictures/100002010000020000000200DB8E79A9D54850A0.png" xlink:type="simple" xlink:show="embed" xlink:actuate="onLoad" loext:mime-type="image/png"/></draw:frame></text:p>
          </table:table-cell>
          <table:table-cell table:style-name="Tableau10.A1" office:value-type="string">
            <text:p text:style-name="P9">A</text:p>
            <text:p text:style-name="P9">a<draw:frame draw:style-name="fr1" draw:name="Image45" text:anchor-type="char" svg:y="0.028cm" svg:width="0.868cm" svg:height="0.868cm" draw:z-index="104"><draw:image xlink:href="Pictures/100002010000020000000200DB8E79A9D54850A0.png" xlink:type="simple" xlink:show="embed" xlink:actuate="onLoad" loext:mime-type="image/png"/></draw:frame></text:p>
          </table:table-cell>
          <table:table-cell table:style-name="Tableau10.A1" office:value-type="string">
            <text:p text:style-name="P9">A</text:p>
            <text:p text:style-name="P9">a<draw:frame draw:style-name="fr1" draw:name="Image46" text:anchor-type="char" svg:y="0.028cm" svg:width="0.868cm" svg:height="0.868cm" draw:z-index="105"><draw:image xlink:href="Pictures/100002010000020000000200DB8E79A9D54850A0.png" xlink:type="simple" xlink:show="embed" xlink:actuate="onLoad" loext:mime-type="image/png"/></draw:frame></text:p>
          </table:table-cell>
          <table:table-cell table:style-name="Tableau10.A1" office:value-type="string">
            <text:p text:style-name="P9">A</text:p>
            <text:p text:style-name="P9">a<draw:frame draw:style-name="fr1" draw:name="Image47" text:anchor-type="char" svg:y="0.028cm" svg:width="0.868cm" svg:height="0.868cm" draw:z-index="106"><draw:image xlink:href="Pictures/100002010000020000000200DB8E79A9D54850A0.png" xlink:type="simple" xlink:show="embed" xlink:actuate="onLoad" loext:mime-type="image/png"/></draw:frame></text:p>
          </table:table-cell>
          <table:table-cell table:style-name="Tableau10.A1" office:value-type="string">
            <text:p text:style-name="P9">A</text:p>
            <text:p text:style-name="P9">a<draw:frame draw:style-name="fr1" draw:name="Image48" text:anchor-type="char" svg:y="0.028cm" svg:width="0.868cm" svg:height="0.868cm" draw:z-index="107"><draw:image xlink:href="Pictures/100002010000020000000200DB8E79A9D54850A0.png" xlink:type="simple" xlink:show="embed" xlink:actuate="onLoad" loext:mime-type="image/png"/></draw:frame></text:p>
          </table:table-cell>
          <table:table-cell table:style-name="Tableau10.A1" office:value-type="string">
            <text:p text:style-name="P9">A</text:p>
            <text:p text:style-name="P9">a<draw:frame draw:style-name="fr1" draw:name="Image49" text:anchor-type="char" svg:y="0.028cm" svg:width="0.868cm" svg:height="0.868cm" draw:z-index="108"><draw:image xlink:href="Pictures/100002010000020000000200DB8E79A9D54850A0.png" xlink:type="simple" xlink:show="embed" xlink:actuate="onLoad" loext:mime-type="image/png"/></draw:frame></text:p>
          </table:table-cell>
          <table:table-cell table:style-name="Tableau10.J1" office:value-type="string">
            <text:p text:style-name="P9">A</text:p>
            <text:p text:style-name="P9">a<draw:frame draw:style-name="fr1" draw:name="Image50" text:anchor-type="char" svg:y="0.028cm" svg:width="0.868cm" svg:height="0.868cm" draw:z-index="109"><draw:image xlink:href="Pictures/100002010000020000000200DB8E79A9D54850A0.png" xlink:type="simple" xlink:show="embed" xlink:actuate="onLoad" loext:mime-type="image/png"/></draw:frame></text:p>
          </table:table-cell>
        </table:table-row>
      </table:table>
      <text:p text:style-name="P6"/>
      <table:table table:name="Tableau11" table:style-name="Tableau11">
        <table:table-column table:style-name="Tableau11.A" table:number-columns-repeated="9"/>
        <table:table-column table:style-name="Tableau11.J"/>
        <table:table-row>
          <table:table-cell table:style-name="Tableau11.A1" office:value-type="string">
            <text:p text:style-name="P13">A</text:p>
            <text:p text:style-name="P11">a<draw:custom-shape text:anchor-type="as-char" draw:z-index="40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1.A1" office:value-type="string">
            <text:p text:style-name="P13">A</text:p>
            <text:p text:style-name="P11">a<draw:custom-shape text:anchor-type="as-char" draw:z-index="41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1.A1" office:value-type="string">
            <text:p text:style-name="P13">A</text:p>
            <text:p text:style-name="P11">a<draw:custom-shape text:anchor-type="as-char" draw:z-index="42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1.A1" office:value-type="string">
            <text:p text:style-name="P13">A</text:p>
            <text:p text:style-name="P11">a<draw:custom-shape text:anchor-type="as-char" draw:z-index="43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1.A1" office:value-type="string">
            <text:p text:style-name="P13">A</text:p>
            <text:p text:style-name="P11">a<draw:custom-shape text:anchor-type="as-char" draw:z-index="44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1.A1" office:value-type="string">
            <text:p text:style-name="P13">A</text:p>
            <text:p text:style-name="P11">a<draw:custom-shape text:anchor-type="as-char" draw:z-index="45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1.A1" office:value-type="string">
            <text:p text:style-name="P13">A</text:p>
            <text:p text:style-name="P11">a<draw:custom-shape text:anchor-type="as-char" draw:z-index="46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1.A1" office:value-type="string">
            <text:p text:style-name="P13">A</text:p>
            <text:p text:style-name="P11">a<draw:custom-shape text:anchor-type="as-char" draw:z-index="47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1.A1" office:value-type="string">
            <text:p text:style-name="P13">A</text:p>
            <text:p text:style-name="P11">a<draw:custom-shape text:anchor-type="as-char" draw:z-index="48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1.J1" office:value-type="string">
            <text:p text:style-name="P13">A</text:p>
            <text:p text:style-name="P11">a<draw:custom-shape text:anchor-type="as-char" draw:z-index="49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</table:table-row>
      </table:table>
      <text:p text:style-name="P6"/>
      <table:table table:name="Tableau5" table:style-name="Tableau5">
        <table:table-column table:style-name="Tableau5.A" table:number-columns-repeated="9"/>
        <table:table-column table:style-name="Tableau5.J"/>
        <table:table-row>
          <table:table-cell table:style-name="Tableau5.A1" office:value-type="string">
            <text:p text:style-name="P13">A</text:p>
            <text:p text:style-name="P11">a<draw:custom-shape text:anchor-type="as-char" draw:z-index="60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5.A1" office:value-type="string">
            <text:p text:style-name="P13">A</text:p>
            <text:p text:style-name="P11">a<draw:custom-shape text:anchor-type="as-char" draw:z-index="61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5.A1" office:value-type="string">
            <text:p text:style-name="P13">A</text:p>
            <text:p text:style-name="P11">a<draw:custom-shape text:anchor-type="as-char" draw:z-index="62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5.A1" office:value-type="string">
            <text:p text:style-name="P13">A</text:p>
            <text:p text:style-name="P11">a<draw:custom-shape text:anchor-type="as-char" draw:z-index="63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5.A1" office:value-type="string">
            <text:p text:style-name="P13">A</text:p>
            <text:p text:style-name="P11">a<draw:custom-shape text:anchor-type="as-char" draw:z-index="64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5.A1" office:value-type="string">
            <text:p text:style-name="P13">A</text:p>
            <text:p text:style-name="P11">a<draw:custom-shape text:anchor-type="as-char" draw:z-index="65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5.A1" office:value-type="string">
            <text:p text:style-name="P13">A</text:p>
            <text:p text:style-name="P11">a<draw:custom-shape text:anchor-type="as-char" draw:z-index="66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5.A1" office:value-type="string">
            <text:p text:style-name="P13">A</text:p>
            <text:p text:style-name="P11">a<draw:custom-shape text:anchor-type="as-char" draw:z-index="67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5.A1" office:value-type="string">
            <text:p text:style-name="P13">A</text:p>
            <text:p text:style-name="P11">a<draw:custom-shape text:anchor-type="as-char" draw:z-index="68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5.J1" office:value-type="string">
            <text:p text:style-name="P13">A</text:p>
            <text:p text:style-name="P11">a<draw:custom-shape text:anchor-type="as-char" draw:z-index="69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</table:table-row>
      </table:table>
      <text:p text:style-name="P6"/>
      <table:table table:name="Tableau7" table:style-name="Tableau7">
        <table:table-column table:style-name="Tableau7.A" table:number-columns-repeated="9"/>
        <table:table-column table:style-name="Tableau7.J"/>
        <table:table-row>
          <table:table-cell table:style-name="Tableau7.A1" office:value-type="string">
            <text:p text:style-name="P13">A</text:p>
            <text:p text:style-name="P11">a<draw:custom-shape text:anchor-type="as-char" draw:z-index="70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7.A1" office:value-type="string">
            <text:p text:style-name="P13">A</text:p>
            <text:p text:style-name="P11">a<draw:custom-shape text:anchor-type="as-char" draw:z-index="71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7.A1" office:value-type="string">
            <text:p text:style-name="P13">A</text:p>
            <text:p text:style-name="P11">a<draw:custom-shape text:anchor-type="as-char" draw:z-index="72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7.A1" office:value-type="string">
            <text:p text:style-name="P13">A</text:p>
            <text:p text:style-name="P11">a<draw:custom-shape text:anchor-type="as-char" draw:z-index="73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7.A1" office:value-type="string">
            <text:p text:style-name="P13">A</text:p>
            <text:p text:style-name="P11">a<draw:custom-shape text:anchor-type="as-char" draw:z-index="74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7.A1" office:value-type="string">
            <text:p text:style-name="P13">A</text:p>
            <text:p text:style-name="P11">a<draw:custom-shape text:anchor-type="as-char" draw:z-index="75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7.A1" office:value-type="string">
            <text:p text:style-name="P13">A</text:p>
            <text:p text:style-name="P11">a<draw:custom-shape text:anchor-type="as-char" draw:z-index="76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7.A1" office:value-type="string">
            <text:p text:style-name="P13">A</text:p>
            <text:p text:style-name="P11">a<draw:custom-shape text:anchor-type="as-char" draw:z-index="77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7.A1" office:value-type="string">
            <text:p text:style-name="P13">A</text:p>
            <text:p text:style-name="P11">a<draw:custom-shape text:anchor-type="as-char" draw:z-index="78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7.J1" office:value-type="string">
            <text:p text:style-name="P13">A</text:p>
            <text:p text:style-name="P11">a<draw:custom-shape text:anchor-type="as-char" draw:z-index="79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</table:table-row>
      </table:table>
      <text:p text:style-name="P6"/>
      <table:table table:name="Tableau8" table:style-name="Tableau8">
        <table:table-column table:style-name="Tableau8.A" table:number-columns-repeated="9"/>
        <table:table-column table:style-name="Tableau8.J"/>
        <table:table-row>
          <table:table-cell table:style-name="Tableau8.A1" office:value-type="string">
            <text:p text:style-name="P13">A</text:p>
            <text:p text:style-name="P11">a<draw:custom-shape text:anchor-type="as-char" draw:z-index="80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8.A1" office:value-type="string">
            <text:p text:style-name="P13">A</text:p>
            <text:p text:style-name="P11">a<draw:custom-shape text:anchor-type="as-char" draw:z-index="81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8.A1" office:value-type="string">
            <text:p text:style-name="P13">A</text:p>
            <text:p text:style-name="P11">a<draw:custom-shape text:anchor-type="as-char" draw:z-index="82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8.A1" office:value-type="string">
            <text:p text:style-name="P13">A</text:p>
            <text:p text:style-name="P11">a<draw:custom-shape text:anchor-type="as-char" draw:z-index="83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8.A1" office:value-type="string">
            <text:p text:style-name="P13">A</text:p>
            <text:p text:style-name="P11">a<draw:custom-shape text:anchor-type="as-char" draw:z-index="84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8.A1" office:value-type="string">
            <text:p text:style-name="P13">A</text:p>
            <text:p text:style-name="P11">a<draw:custom-shape text:anchor-type="as-char" draw:z-index="85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8.A1" office:value-type="string">
            <text:p text:style-name="P13">A</text:p>
            <text:p text:style-name="P11">a<draw:custom-shape text:anchor-type="as-char" draw:z-index="86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8.A1" office:value-type="string">
            <text:p text:style-name="P13">A</text:p>
            <text:p text:style-name="P11">a<draw:custom-shape text:anchor-type="as-char" draw:z-index="87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8.A1" office:value-type="string">
            <text:p text:style-name="P13">A</text:p>
            <text:p text:style-name="P11">a<draw:custom-shape text:anchor-type="as-char" draw:z-index="88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8.J1" office:value-type="string">
            <text:p text:style-name="P13">A</text:p>
            <text:p text:style-name="P11">a<draw:custom-shape text:anchor-type="as-char" draw:z-index="89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</table:table-row>
      </table:table>
      <text:p text:style-name="P6"/>
      <table:table table:name="Tableau9" table:style-name="Tableau9">
        <table:table-column table:style-name="Tableau9.A" table:number-columns-repeated="9"/>
        <table:table-column table:style-name="Tableau9.J"/>
        <table:table-row>
          <table:table-cell table:style-name="Tableau9.A1" office:value-type="string">
            <text:p text:style-name="P13">A</text:p>
            <text:p text:style-name="P11">a<draw:custom-shape text:anchor-type="as-char" draw:z-index="90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9.A1" office:value-type="string">
            <text:p text:style-name="P13">A</text:p>
            <text:p text:style-name="P11">a<draw:custom-shape text:anchor-type="as-char" draw:z-index="91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9.A1" office:value-type="string">
            <text:p text:style-name="P13">A</text:p>
            <text:p text:style-name="P11">a<draw:custom-shape text:anchor-type="as-char" draw:z-index="92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9.A1" office:value-type="string">
            <text:p text:style-name="P13">A</text:p>
            <text:p text:style-name="P11">a<draw:custom-shape text:anchor-type="as-char" draw:z-index="93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9.A1" office:value-type="string">
            <text:p text:style-name="P13">A</text:p>
            <text:p text:style-name="P11">a<draw:custom-shape text:anchor-type="as-char" draw:z-index="94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9.A1" office:value-type="string">
            <text:p text:style-name="P13">A</text:p>
            <text:p text:style-name="P11">a<draw:custom-shape text:anchor-type="as-char" draw:z-index="95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9.A1" office:value-type="string">
            <text:p text:style-name="P13">A</text:p>
            <text:p text:style-name="P11">a<draw:custom-shape text:anchor-type="as-char" draw:z-index="96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9.A1" office:value-type="string">
            <text:p text:style-name="P13">A</text:p>
            <text:p text:style-name="P11">a<draw:custom-shape text:anchor-type="as-char" draw:z-index="97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9.A1" office:value-type="string">
            <text:p text:style-name="P13">A</text:p>
            <text:p text:style-name="P11">a<draw:custom-shape text:anchor-type="as-char" draw:z-index="98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9.J1" office:value-type="string">
            <text:p text:style-name="P13">A</text:p>
            <text:p text:style-name="P11">a<draw:custom-shape text:anchor-type="as-char" draw:z-index="99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</table:table-row>
      </table:table>
      <text:p text:style-name="P6"/>
      <table:table table:name="Tableau12" table:style-name="Tableau12">
        <table:table-column table:style-name="Tableau12.A" table:number-columns-repeated="9"/>
        <table:table-column table:style-name="Tableau12.J"/>
        <table:table-row>
          <table:table-cell table:style-name="Tableau12.A1" office:value-type="string">
            <text:p text:style-name="P13">A</text:p>
            <text:p text:style-name="P11">a<draw:custom-shape text:anchor-type="as-char" draw:z-index="110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2.A1" office:value-type="string">
            <text:p text:style-name="P13">A</text:p>
            <text:p text:style-name="P11">a<draw:custom-shape text:anchor-type="as-char" draw:z-index="111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2.A1" office:value-type="string">
            <text:p text:style-name="P13">A</text:p>
            <text:p text:style-name="P11">a<draw:custom-shape text:anchor-type="as-char" draw:z-index="112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2.A1" office:value-type="string">
            <text:p text:style-name="P13">A</text:p>
            <text:p text:style-name="P11">a<draw:custom-shape text:anchor-type="as-char" draw:z-index="113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2.A1" office:value-type="string">
            <text:p text:style-name="P13">A</text:p>
            <text:p text:style-name="P11">a<draw:custom-shape text:anchor-type="as-char" draw:z-index="114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2.A1" office:value-type="string">
            <text:p text:style-name="P13">A</text:p>
            <text:p text:style-name="P11">a<draw:custom-shape text:anchor-type="as-char" draw:z-index="115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2.A1" office:value-type="string">
            <text:p text:style-name="P13">A</text:p>
            <text:p text:style-name="P11">a<draw:custom-shape text:anchor-type="as-char" draw:z-index="116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2.A1" office:value-type="string">
            <text:p text:style-name="P13">A</text:p>
            <text:p text:style-name="P11">a<draw:custom-shape text:anchor-type="as-char" draw:z-index="117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2.A1" office:value-type="string">
            <text:p text:style-name="P13">A</text:p>
            <text:p text:style-name="P11">a<draw:custom-shape text:anchor-type="as-char" draw:z-index="118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  <table:table-cell table:style-name="Tableau12.J1" office:value-type="string">
            <text:p text:style-name="P13">A</text:p>
            <text:p text:style-name="P11">a<draw:custom-shape text:anchor-type="as-char" draw:z-index="119" draw:name="Forme1" draw:style-name="gr1" draw:text-style-name="P14" svg:width="0.625cm" svg:height="0.957cm"><text:p/>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</draw:custom-shape></text:p>
          </table:table-cell>
        </table:table-row>
      </table:table>
      <text:p text:style-name="P6"/>
      <text:p text:style-name="P6"><draw:frame draw:style-name="fr2" draw:name="Image61" text:anchor-type="paragraph" svg:x="0.573cm" svg:y="1.194cm" svg:width="0.986cm" svg:height="0.986cm" draw:z-index="121"><draw:image xlink:href="Pictures/1000506600000D5500000D55B212D77A1ABFB22F.svg" xlink:type="simple" xlink:show="embed" xlink:actuate="onLoad" loext:mime-type="image/svg+xml"/><draw:image xlink:href="Pictures/1000020100000081000000815683B41C89398444.png" xlink:type="simple" xlink:show="embed" xlink:actuate="onLoad"/></draw:frame><draw:custom-shape text:anchor-type="paragraph" draw:z-index="120" draw:name="Forme2" draw:style-name="gr2" draw:text-style-name="P15" svg:width="2.244cm" svg:height="1.643cm" draw:transform="rotate (-1.5707963267949) translate (2.13254166666667cm 0.571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3:10:42.717865112</meta:creation-date>
    <dc:date>2019-09-26T18:03:28.346261581</dc:date>
    <meta:editing-duration>PT12M35S</meta:editing-duration>
    <meta:editing-cycles>3</meta:editing-cycles>
    <meta:generator>LibreOffice/6.0.7.3$Linux_X86_64 LibreOffice_project/00m0$Build-3</meta:generator>
    <meta:document-statistic meta:table-count="12" meta:image-count="61" meta:object-count="0" meta:page-count="1" meta:paragraph-count="240" meta:word-count="240" meta:character-count="240" meta:non-whitespace-character-count="240"/>
  </office:meta>
</office:document-meta>
</file>